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9000000886A86EF48EA22AB8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db6d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db6df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20dd6e" style:font-size-asian="14pt" style:font-size-complex="14pt"/>
    </style:style>
    <style:style style:name="P6" style:family="paragraph" style:parent-style-name="Standard">
      <style:text-properties fo:font-size="14pt" officeooo:paragraph-rsid="0021f949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21f949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0" style:family="paragraph" style:parent-style-name="Standard" style:list-style-name="WW8Num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fo:language="el" fo:country="G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db6df"/>
    </style:style>
    <style:style style:name="T9" style:family="text">
      <style:text-properties officeooo:rsid="0032c91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7">ΑΙΤΗΣΗ</text:span><text:tab/><text:tab/><text:tab/><text:tab/><text:tab/><text:tab/><text:tab/><text:tab/></text:p>
      <text:p text:style-name="P2">Αναπληρωτή-τριας</text:p>
      <text:p text:style-name="P2"/>
      <text:p text:style-name="P3">Επώνυμο: <text:span text:style-name="T2">[LAST_NAME]</text:span></text:p>
      <text:p text:style-name="P3">Όνομα: <text:span text:style-name="T2">[FIRST_NAME]</text:span></text:p>
      <text:p text:style-name="P3">Πατρώνυμο: <text:span text:style-name="T2">[FATHER_NAME]</text:span></text:p>
      <text:p text:style-name="P3">Κλάδος: <text:span text:style-name="T2">[SPECIALTY]</text:span></text:p>
      <text:p text:style-name="P3">Σχολείο <text:s/>που υπηρετώ: <text:span text:style-name="T2">[SERVING_SCHOOL]</text:span></text:p>
      <text:p text:style-name="P3">Δ/νση κατοικίας: <text:span text:style-name="T2">[HOME_ADDRESS]</text:span></text:p>
      <text:p text:style-name="P3">Τηλέφωνο: <text:span text:style-name="T2">[MOBILE_PHONE]</text:span></text:p>
      <text:p text:style-name="P2"/>
      <text:p text:style-name="P2"/>
      <text:p text:style-name="P2"/>
      <text:p text:style-name="P2"><text:span text:style-name="T2">ΘΕΜΑ</text:span>: <text:span text:style-name="T1">Χορήγηση κανονικής άδειας</text:span></text:p>
      <text:p text:style-name="P7">(για αναπληρωτές/<text:span text:style-name="T8">ώτριες</text:span>)</text:p>
      <text:p text:style-name="P2"/>
      <text:p text:style-name="P2"/>
      <text:p text:style-name="P2">1.Χορηγηθείσα κανονική άδεια τρέχοντος διδακτικού έτους:</text:p>
      <text:p text:style-name="P2">…………………………………………………………………ημέρ……..</text:p>
      <text:p text:style-name="P2"><draw:frame draw:style-name="fr1" draw:name="Image1" text:anchor-type="paragraph" svg:x="12.07mm" svg:y="72mm" svg:width="163.28mm" svg:height="22.51mm" draw:z-index="0"><draw:image xlink:href="Pictures/10000000000003D9000000886A86EF48EA22AB85.jpg" xlink:type="simple" xlink:show="embed" xlink:actuate="onLoad" loext:mime-type="image/jpeg"/></draw:frame></text:p>
      <text:p text:style-name="P9">ΠΡΟΣ</text:p>
      <text:p text:style-name="P2"/>
      <text:p text:style-name="P2">Τ<text:span text:style-name="T8">ον</text:span> κ. Δ/ντή του <text:span text:style-name="T8">1ου ΕΠΑΛ Μοιρών.</text:span></text:p>
      <text:p text:style-name="P2"/>
      <text:p text:style-name="P5">Παρακαλώ να μου χορηγήσετε κανονική άδεια σύμφωνα με την παρ. <text:span text:style-name="T6">θ</text:span> άρθρου 20 Π.Δ. 410/88 &amp; την αριθμ. 44/90 Γνωμοδότηση του Ν.Σ.Κ. <text:span text:style-name="T9">για </text:span><text:span text:style-name="T3">[DURATION]</text:span> <text:s/>από <text:span text:style-name="T4">[START_DATE]</text:span> μέχρι <text:span text:style-name="T5">[END_DATE]</text:span> <text:s/>διότι (ακριβής λόγος σοβαρής, έκτακτης ανάγκης). 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4"/>
      <text:p text:style-name="P4">Μαζί <text:s/>υποβάλλω <text:s/>και:<text:tab/> </text:p>
      <text:p text:style-name="P2"/>
      <text:list xml:id="list35524534" text:style-name="WW8Num1">
        <text:list-item>
          <text:p text:style-name="P10">Έντυπο/α που θα αποδεικνύ<text:span text:style-name="T8">ει/</text:span>ουν τον λόγο που δήλωσα για να πάρω την άδεια</text:p>
        </text:list-item>
      </text:list>
      <text:p text:style-name="P2"/>
      <text:list xml:id="list115957817768565" text:continue-numbering="true" text:style-name="WW8Num1">
        <text:list-item>
          <text:p text:style-name="P10">.......................................................................................................................................................................................................................</text:p>
        </text:list-item>
      </text:list>
      <text:p text:style-name="P2"/>
      <text:p text:style-name="P6">Ημερομηνία: ……………………………..</text:p>
      <text:p text:style-name="P6"/>
      <text:p text:style-name="P8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17:00</meta:creation-date>
    <dc:creator>Ιωάννης Χαριτάκης</dc:creator>
    <dc:date>2018-10-29T11:59:56.983430342</dc:date>
    <meta:print-date>2011-11-22T12:01:00</meta:print-date>
    <meta:editing-cycles>13</meta:editing-cycles>
    <meta:editing-duration>PT13H20M33S</meta:editing-duration>
    <meta:generator>LibreOffice/6.1.2.1$Linux_X86_64 LibreOffice_project/10$Build-1</meta:generator>
    <meta:document-statistic meta:table-count="0" meta:image-count="1" meta:object-count="0" meta:page-count="1" meta:paragraph-count="25" meta:word-count="111" meta:character-count="1170" meta:non-whitespace-character-count="1069"/>
  </office:meta>
</office:document-meta>
</file>